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adornments="Regular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Regular" style:font-pitch="variable"/>
    <style:font-face style:name="Cascadia Mono" svg:font-family="'Cascadia Mono'" style:font-adornments="Regular"/>
    <style:font-face style:name="Cascadia Mono1" svg:font-family="'Cascadia Mono'"/>
    <style:font-face style:name="Cascadia Mono2" svg:font-family="'Cascadia Mono'" style:font-adornments="Regular" style:font-pitch="variable"/>
    <style:font-face style:name="Cascadia Mono3" svg:font-family="'Cascadia Mono'" style:font-family-generic="modern" style:font-pitch="fixed"/>
    <style:font-face style:name="Cascadia Mono4" svg:font-family="'Cascadia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/>
    <style:style style:name="gr1" style:family="graphic" style:parent-style-name="Green_5f_line">
      <style:graphic-properties draw:textarea-vertical-align="middle" fo:min-height="0.288cm" fo:min-width="2.25cm" style:writing-mode="lr-tb"/>
      <style:paragraph-properties style:writing-mode="lr-tb"/>
    </style:style>
    <style:style style:name="gr2" style:family="graphic" style:parent-style-name="Green_5f_line">
      <style:graphic-properties draw:textarea-vertical-align="middle" fo:min-height="0.513cm" fo:min-width="1.582cm" style:writing-mode="lr-tb"/>
      <style:paragraph-properties style:writing-mode="lr-tb"/>
    </style:style>
    <style:style style:name="gr3" style:family="graphic" style:parent-style-name="Green_5f_line">
      <style:graphic-properties draw:textarea-vertical-align="middle" fo:min-height="0.386cm" fo:min-width="0.77cm" style:writing-mode="lr-tb"/>
      <style:paragraph-properties style:writing-mode="lr-tb"/>
    </style:style>
    <style:style style:name="gr4" style:family="graphic" style:parent-style-name="Green_5f_line">
      <style:graphic-properties draw:stroke="none"/>
      <style:paragraph-properties style:writing-mode="lr-tb"/>
    </style:style>
    <style:style style:name="gr5" style:family="graphic" style:parent-style-name="Green_5f_line">
      <style:graphic-properties draw:textarea-vertical-align="middle" fo:min-height="0.512cm" fo:min-width="3.716cm" style:writing-mode="lr-tb"/>
      <style:paragraph-properties style:writing-mode="lr-tb"/>
    </style:style>
    <style:style style:name="gr6" style:family="graphic" style:parent-style-name="objectwithoutfill">
      <style:graphic-properties svg:stroke-color="#158466" draw:fill="none" draw:textarea-vertical-align="middle"/>
    </style:style>
    <style:style style:name="gr7" style:family="graphic" style:parent-style-name="objectwithoutfill">
      <style:graphic-properties svg:stroke-color="#158466" draw:marker-end="Arrowheads_20_50" draw:marker-end-width="0.3cm" draw:fill="none" draw:textarea-vertical-align="middle"/>
    </style:style>
    <style:style style:name="gr8" style:family="graphic" style:parent-style-name="objectwithoutfill">
      <style:graphic-properties svg:stroke-color="#158466" draw:marker-end="Arrowheads_20_51" draw:marker-end-width="0.3cm" draw:fill="none" draw:textarea-vertical-align="middle"/>
    </style:style>
    <style:style style:name="gr9" style:family="graphic" style:parent-style-name="objectwithoutfill">
      <style:graphic-properties svg:stroke-color="#158466" draw:marker-end="Arrowheads_20_52" draw:marker-end-width="0.3cm" draw:fill="none" draw:textarea-vertical-align="middle"/>
    </style:style>
    <style:style style:name="gr10" style:family="graphic" style:parent-style-name="objectwithoutfill">
      <style:graphic-properties svg:stroke-color="#158466" draw:marker-end="Arrowheads_20_53" draw:marker-end-width="0.3cm" draw:fill="none" draw:textarea-vertical-align="middle"/>
    </style:style>
    <style:style style:name="gr11" style:family="graphic" style:parent-style-name="objectwithoutfill">
      <style:graphic-properties svg:stroke-color="#158466" draw:marker-end="Arrowheads_20_54" draw:marker-end-width="0.3cm" draw:fill="none" draw:textarea-vertical-align="middle"/>
    </style:style>
    <style:style style:name="gr12" style:family="graphic" style:parent-style-name="objectwithoutfill">
      <style:graphic-properties svg:stroke-color="#158466" draw:marker-end="Arrowheads_20_55" draw:marker-end-width="0.3cm" draw:fill="none" draw:textarea-vertical-align="middle"/>
    </style:style>
    <style:style style:name="P1" style:family="paragraph">
      <style:text-properties style:use-window-font-color="true" loext:opacity="0%" style:font-name="Calibri1" fo:font-size="11pt"/>
    </style:style>
    <style:style style:name="P2" style:family="paragraph">
      <style:paragraph-properties style:writing-mode="lr-tb"/>
      <style:text-properties style:use-window-font-color="true" loext:opacity="0%" loext:color-lum-mod="100%" loext:color-lum-off="0%" style:font-name="Calibri1" fo:font-size="11pt"/>
    </style:style>
    <style:style style:name="P3" style:family="paragraph">
      <style:paragraph-properties style:text-autospace="none"/>
      <style:text-properties style:use-window-font-color="true" loext:opacity="0%" style:font-name="Calibri1" fo:font-size="11pt" style:font-name-asian="Cascadia Mono1" style:font-size-asian="9.5pt" style:font-name-complex="Cascadia Mono1" style:font-size-complex="9.5pt"/>
    </style:style>
    <style:style style:name="P4" style:family="paragraph">
      <style:paragraph-properties style:text-autospace="none" style:writing-mode="lr-tb"/>
      <style:text-properties style:use-window-font-color="true" loext:opacity="0%" loext:color-lum-mod="100%" loext:color-lum-off="0%" style:font-name="Calibri1" fo:font-size="11pt" style:font-name-asian="Cascadia Mono1" style:font-size-asian="9.5pt" style:font-name-complex="Cascadia Mono1" style:font-size-complex="9.5pt"/>
    </style:style>
    <style:style style:name="P5" style:family="paragraph">
      <style:paragraph-properties style:text-autospace="none"/>
      <style:text-properties style:use-window-font-color="true" loext:opacity="0%" style:font-name="Calibri1" fo:font-size="11pt"/>
    </style:style>
    <style:style style:name="P6" style:family="paragraph">
      <style:paragraph-properties style:text-autospace="none" style:writing-mode="lr-tb"/>
      <style:text-properties style:use-window-font-color="true" loext:opacity="0%" loext:color-lum-mod="100%" loext:color-lum-off="0%" style:font-name="Calibri1" fo:font-size="11pt"/>
    </style:style>
    <style:style style:name="P7" style:family="paragraph">
      <style:text-properties style:use-window-font-color="true" loext:opacity="0%" loext:color-lum-mod="100%" loext:color-lum-off="0%" style:font-name="Calibri1" fo:font-size="11pt"/>
    </style:style>
    <style:style style:name="P8" style:family="paragraph">
      <loext:graphic-properties draw:fill="none"/>
      <style:paragraph-properties fo:text-align="center"/>
      <style:text-properties style:use-window-font-color="true" loext:opacity="0%" loext:color-lum-mod="100%" loext:color-lum-off="0%" style:font-name="Calibri1" fo:font-size="11pt"/>
    </style:style>
    <style:style style:name="P9" style:family="paragraph">
      <style:paragraph-properties style:text-autospace="none"/>
      <style:text-properties style:use-window-font-color="true" loext:opacity="0%" loext:color-lum-mod="100%" loext:color-lum-off="0%" style:font-name="Calibri1" fo:font-size="11pt"/>
    </style:style>
    <style:style style:name="P10" style:family="paragraph">
      <style:paragraph-properties style:text-autospace="none"/>
      <style:text-properties style:use-window-font-color="true" loext:opacity="0%" style:font-name="Calibri1" fo:font-size="11pt" style:font-size-asian="11pt" style:font-size-complex="11pt"/>
    </style:style>
    <style:style style:name="P11" style:family="paragraph">
      <style:paragraph-properties style:text-autospace="none"/>
      <style:text-properties style:use-window-font-color="true" loext:opacity="0%" loext:color-lum-mod="100%" loext:color-lum-off="0%" style:font-name="Calibri1" fo:font-size="11pt" style:font-size-asian="11pt" style:font-size-complex="11pt"/>
    </style:style>
    <style:style style:name="T1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style:font-name-asian="Cascadia Mono1" style:font-size-asian="9.5pt" style:font-style-asian="normal" style:font-weight-asian="normal" style:font-name-complex="Cascadia Mono1" style:font-size-complex="9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style:font-name-asian="Cascadia Mono1" style:font-size-asian="11pt" style:font-style-asian="normal" style:font-weight-asian="normal" style:font-name-complex="Cascadia Mono1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048cm" svg:height="0.762cm" svg:x="6.007cm" svg:y="1.635cm">
          <text:p text:style-name="P1">Начало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12" draw:id="id12" draw:layer="layout" svg:width="3.048cm" svg:height="0.762cm" svg:x="11.02cm" svg:y="6.905cm">
          <text:p text:style-name="P1">Конец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4" xml:id="id5" draw:id="id5" draw:layer="layout" svg:width="3.422cm" svg:height="0.762cm" svg:x="5.82cm" svg:y="4.21cm">
          <text:p text:style-name="P3"><text:span text:style-name="T1">Ввод a, b, c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6" xml:id="id3" draw:id="id3" draw:layer="layout" svg:width="2.54cm" svg:height="1.27cm" svg:x="6.261cm" svg:y="7.476cm">
          <text:p text:style-name="P5"><text:span text:style-name="T1">if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7" draw:layer="layout" svg:width="1.27cm" svg:height="0.317cm" svg:x="8.937cm" svg:y="5.445cm">
          <draw:text-box>
            <text:p text:style-name="P1">нет</text:p>
          </draw:text-box>
        </draw:frame>
        <draw:frame draw:style-name="gr4" draw:text-style-name="P7" draw:layer="layout" svg:width="1.471cm" svg:height="0.317cm" svg:x="6.196cm" svg:y="6.715cm">
          <draw:text-box>
            <text:p text:style-name="P1">да</text:p>
          </draw:text-box>
        </draw:frame>
        <draw:custom-shape draw:style-name="gr5" draw:text-style-name="P4" xml:id="id2" draw:id="id2" draw:layer="layout" svg:width="4.216cm" svg:height="0.762cm" svg:x="5.423cm" svg:y="2.829cm">
          <text:p text:style-name="P3"><text:span text:style-name="T1">x = -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xml:id="id10" draw:id="id10" draw:layer="layout" svg:width="3.422cm" svg:height="0.762cm" svg:x="5.82cm" svg:y="12.747cm">
          <text:p text:style-name="P3"><text:span text:style-name="T1">Вывод x, F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8" draw:layer="layout" draw:type="line" svg:x1="7.531cm" svg:y1="2.397cm" svg:x2="7.531cm" svg:y2="2.829cm" draw:start-shape="id1" draw:start-glue-point="6" draw:end-shape="id2" draw:end-glue-point="4" svg:d="M7531 2397v432" svg:viewBox="0 0 1 433">
          <text:p/>
        </draw:connector>
        <draw:frame draw:style-name="gr4" draw:text-style-name="P9" draw:layer="layout" svg:width="5.08cm" svg:height="0.635cm" svg:x="7.032cm" svg:y="8.302cm">
          <draw:text-box draw:corner-radius="7.939cm">
            <text:p text:style-name="P5"><text:span text:style-name="T1">default</text:span></text:p>
          </draw:text-box>
        </draw:frame>
        <draw:custom-shape draw:style-name="gr5" draw:text-style-name="P4" xml:id="id4" draw:id="id4" draw:layer="layout" svg:width="4.216cm" svg:height="0.762cm" svg:x="5.423cm" svg:y="11.042cm">
          <text:p text:style-name="P5"><text:span text:style-name="T1">F = 1 / (a * x) - 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xml:id="id8" draw:id="id8" draw:layer="layout" svg:width="4.216cm" svg:height="0.762cm" svg:x="10.436cm" svg:y="11.042cm">
          <text:p text:style-name="P5"><text:span text:style-name="T1">F = (x - a) / x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xml:id="id6" draw:id="id6" draw:layer="layout" svg:width="4.216cm" svg:height="0.762cm" svg:x="15.516cm" svg:y="11.042cm">
          <text:p text:style-name="P5"><text:span text:style-name="T1">F = (10 * x) / (c - 4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8" xml:id="id7" draw:id="id7" draw:layer="layout" draw:type="line" svg:x1="7.531cm" svg:y1="8.746cm" svg:x2="7.531cm" svg:y2="11.042cm" draw:start-shape="id3" draw:start-glue-point="6" draw:end-shape="id4" draw:end-glue-point="4" svg:d="M7531 8746v2296" svg:viewBox="0 0 1 2297">
          <text:p/>
        </draw:connector>
        <draw:connector draw:style-name="gr6" draw:text-style-name="P8" draw:layer="layout" draw:type="line" svg:x1="7.531cm" svg:y1="3.591cm" svg:x2="7.531cm" svg:y2="4.21cm" draw:start-shape="id2" draw:start-glue-point="6" draw:end-shape="id5" draw:end-glue-point="5" svg:d="M7531 3591v619" svg:viewBox="0 0 1 620">
          <text:p/>
        </draw:connector>
        <draw:connector draw:style-name="gr8" draw:text-style-name="P8" draw:layer="layout" draw:line-skew="-0.898cm" svg:x1="7.516cm" svg:y1="9.146cm" svg:x2="17.624cm" svg:y2="11.042cm" draw:end-shape="id6" draw:end-glue-point="4" svg:d="M7516 9146v-200h10108v2096" svg:viewBox="0 0 10109 2097">
          <text:p/>
        </draw:connector>
        <draw:connector draw:style-name="gr9" draw:text-style-name="P8" draw:layer="layout" svg:x1="7.531cm" svg:y1="9.894cm" svg:x2="12.544cm" svg:y2="11.042cm" draw:start-shape="id7" draw:start-glue-point="0" draw:end-shape="id8" draw:end-glue-point="4" svg:d="M7531 9894h5013v1148" svg:viewBox="0 0 5014 1149">
          <text:p/>
        </draw:connector>
        <draw:custom-shape draw:style-name="gr3" draw:text-style-name="P6" xml:id="id9" draw:id="id9" draw:layer="layout" svg:width="2.54cm" svg:height="1.27cm" svg:x="6.261cm" svg:y="5.454cm">
          <text:p text:style-name="P5"><text:span text:style-name="T1">x &lt;= 1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9" draw:layer="layout" svg:width="5.08cm" svg:height="0.635cm" svg:x="7.667cm" svg:y="9.264cm">
          <draw:text-box draw:corner-radius="7.939cm">
            <text:p text:style-name="P5"><text:span text:style-name="T1">(x + 0.5 &gt; 0 &amp;&amp; c != 0)</text:span></text:p>
          </draw:text-box>
        </draw:frame>
        <draw:frame draw:style-name="gr4" draw:text-style-name="P11" draw:layer="layout" svg:width="5.08cm" svg:height="0.635cm" svg:x="3.045cm" svg:y="10.358cm">
          <draw:text-box draw:corner-radius="7.939cm">
            <text:p text:style-name="P10"><text:span text:style-name="T2">(x + 0.5 &lt; 0 &amp;&amp; c == 0)</text:span></text:p>
          </draw:text-box>
        </draw:frame>
        <draw:connector draw:style-name="gr6" draw:text-style-name="P8" xml:id="id13" draw:id="id13" draw:layer="layout" draw:type="line" svg:x1="7.531cm" svg:y1="4.972cm" svg:x2="7.531cm" svg:y2="5.454cm" draw:start-shape="id5" draw:start-glue-point="8" draw:end-shape="id9" draw:end-glue-point="4" svg:d="M7531 4972v482" svg:viewBox="0 0 1 483">
          <text:p/>
        </draw:connector>
        <draw:connector draw:style-name="gr10" draw:text-style-name="P8" draw:layer="layout" draw:type="line" svg:x1="7.531cm" svg:y1="6.724cm" svg:x2="7.531cm" svg:y2="7.476cm" draw:start-shape="id9" draw:start-glue-point="6" draw:end-shape="id3" draw:end-glue-point="4" svg:d="M7531 6724v752" svg:viewBox="0 0 1 753">
          <text:p/>
        </draw:connector>
        <draw:custom-shape draw:style-name="gr5" draw:text-style-name="P4" xml:id="id11" draw:id="id11" draw:layer="layout" svg:width="4.216cm" svg:height="0.762cm" svg:x="5.423cm" svg:y="14.335cm">
          <text:p text:style-name="P3"><text:span text:style-name="T1">x += 0.05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8" draw:layer="layout" draw:type="line" svg:x1="7.531cm" svg:y1="11.804cm" svg:x2="7.531cm" svg:y2="12.747cm" draw:start-shape="id4" draw:start-glue-point="6" draw:end-shape="id10" draw:end-glue-point="5" svg:d="M7531 11804v943" svg:viewBox="0 0 1 944">
          <text:p/>
        </draw:connector>
        <draw:connector draw:style-name="gr6" draw:text-style-name="P8" draw:layer="layout" draw:type="line" svg:x1="7.531cm" svg:y1="13.509cm" svg:x2="7.531cm" svg:y2="14.335cm" draw:start-shape="id10" draw:start-glue-point="8" draw:end-shape="id11" draw:end-glue-point="4" svg:d="M7531 13509v826" svg:viewBox="0 0 1 827">
          <text:p/>
        </draw:connector>
        <draw:connector draw:style-name="gr11" draw:text-style-name="P8" draw:layer="layout" svg:x1="8.801cm" svg:y1="6.089cm" svg:x2="12.544cm" svg:y2="6.905cm" draw:start-shape="id9" draw:start-glue-point="7" draw:end-shape="id12" draw:end-glue-point="4" svg:d="M8801 6089h3743v816" svg:viewBox="0 0 3744 817">
          <text:p/>
        </draw:connector>
        <draw:connector draw:style-name="gr12" draw:text-style-name="P8" draw:layer="layout" draw:line-skew="0cm -1.7cm" svg:x1="7.531cm" svg:y1="15.097cm" svg:x2="7.531cm" svg:y2="5.213cm" draw:start-shape="id11" draw:start-glue-point="6" draw:end-shape="id13" draw:end-glue-point="0" svg:d="M7531 15097v502h-4309v-10386h4309" svg:viewBox="0 0 4310 103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adornments="Regular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Regular" style:font-pitch="variable"/>
    <style:font-face style:name="Cascadia Mono" svg:font-family="'Cascadia Mono'" style:font-adornments="Regular"/>
    <style:font-face style:name="Cascadia Mono1" svg:font-family="'Cascadia Mono'"/>
    <style:font-face style:name="Cascadia Mono2" svg:font-family="'Cascadia Mono'" style:font-adornments="Regular" style:font-pitch="variable"/>
    <style:font-face style:name="Cascadia Mono3" svg:font-family="'Cascadia Mono'" style:font-family-generic="modern" style:font-pitch="fixed"/>
    <style:font-face style:name="Cascadia Mono4" svg:font-family="'Cascadia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2" draw:display-name="Arrowheads 22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graphic-properties draw:fill="solid" draw:fill-color="#729fcf" draw:auto-grow-height="false"/>
      <style:paragraph-properties fo:margin-left="0cm" fo:margin-right="0cm" fo:margin-top="0cm" fo:margin-bottom="0cm" fo:line-height="108%" fo:text-align="center" fo:text-indent="0cm" style:text-autospace="ideograph-alpha"/>
      <style:text-properties style:font-name="Calibri1" fo:font-family="Calibri" style:font-family-generic="swiss" style:font-pitch="variable" fo:font-size="11pt" fo:language="en" fo:country="US" style:letter-kerning="true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Green_5f_line" style:display-name="Green_line" style:family="graphic" style:parent-style-name="standard">
      <style:graphic-properties draw:stroke-dash="Dash_20_Dot_20_4" svg:stroke-width="0cm" svg:stroke-color="#158466" draw:marker-start-width="0.203cm" draw:marker-end="Arrowheads_20_22" draw:marker-end-width="0.305cm" draw:fill="none" loext:fill-use-slide-background="false" draw:textarea-horizontal-align="justify" draw:auto-grow-height="false" fo:wrap-option="no-wrap"/>
      <style:paragraph-properties fo:text-align="center">
        <style:tab-stops/>
      </style:paragraph-properties>
      <style:text-properties style:font-name="Calibri" fo:font-family="Calibri" style:font-style-name="Regular" style:font-family-generic="swiss" style:font-pitch="variable" fo:font-size="11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8T07:04:17.760000000</meta:creation-date>
    <meta:generator>LibreOffice/7.5.7.1$Windows_X86_64 LibreOffice_project/47eb0cf7efbacdee9b19ae25d6752381ede23126</meta:generator>
    <dc:date>2024-01-07T14:20:10.234000000</dc:date>
    <meta:editing-duration>PT8H47M10S</meta:editing-duration>
    <meta:editing-cycles>59</meta:editing-cycles>
    <meta:document-statistic meta:object-count="27"/>
  </office:meta>
</office:document-meta>
</file>